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新細明體, PMingLiU" svg:font-family="'新細明體, PMingLiU', 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7.4118in" fo:margin-left="-0.1757in" table:align="left" style:writing-mode="lr-tb"/>
    </style:style>
    <style:style style:name="Table1.A" style:family="table-column">
      <style:table-column-properties style:column-width="0.1736in"/>
    </style:style>
    <style:style style:name="Table1.B" style:family="table-column">
      <style:table-column-properties style:column-width="0.2167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8847in"/>
    </style:style>
    <style:style style:name="Table1.E" style:family="table-column">
      <style:table-column-properties style:column-width="0.6882in"/>
    </style:style>
    <style:style style:name="Table1.F" style:family="table-column">
      <style:table-column-properties style:column-width="0.4007in"/>
    </style:style>
    <style:style style:name="Table1.G" style:family="table-column">
      <style:table-column-properties style:column-width="0.3958in"/>
    </style:style>
    <style:style style:name="Table1.H" style:family="table-column">
      <style:table-column-properties style:column-width="0.1882in"/>
    </style:style>
    <style:style style:name="Table1.I" style:family="table-column">
      <style:table-column-properties style:column-width="0.159in"/>
    </style:style>
    <style:style style:name="Table1.J" style:family="table-column">
      <style:table-column-properties style:column-width="0.9285in"/>
    </style:style>
    <style:style style:name="Table1.K" style:family="table-column">
      <style:table-column-properties style:column-width="0.6819in"/>
    </style:style>
    <style:style style:name="Table1.L" style:family="table-column">
      <style:table-column-properties style:column-width="0.2375in"/>
    </style:style>
    <style:style style:name="Table1.M" style:family="table-column">
      <style:table-column-properties style:column-width="0.1674in"/>
    </style:style>
    <style:style style:name="Table1.N" style:family="table-column">
      <style:table-column-properties style:column-width="0.3938in"/>
    </style:style>
    <style:style style:name="Table1.O" style:family="table-column">
      <style:table-column-properties style:column-width="0.225in"/>
    </style:style>
    <style:style style:name="Table1.P" style:family="table-column">
      <style:table-column-properties style:column-width="1.1069in"/>
    </style:style>
    <style:style style:name="Table1.1" style:family="table-row">
      <style:table-row-properties style:min-row-height="0.3875in" fo:keep-together="auto"/>
    </style:style>
    <style:style style:name="Table1.A1" style:family="table-cell">
      <style:table-cell-properties style:vertical-align="middle" style:border-line-width-left="0.0208in 0.0208in 0.0208in" style:border-line-width-top="0.0208in 0.0208in 0.0208in" fo:padding-left="0.075in" fo:padding-right="0.075in" fo:padding-top="0in" fo:padding-bottom="0in" fo:border-left="4.5pt double #000000" fo:border-right="none" fo:border-top="4.5pt double #000000" fo:border-bottom="0.5pt solid #000000" style:writing-mode="lr-tb"/>
    </style:style>
    <style:style style:name="Table1.D1" style:family="table-cell">
      <style:table-cell-properties style:vertical-align="middle" style:border-line-width-top="0.0208in 0.0208in 0.0208in" fo:padding-left="0.0069in" fo:padding-right="0.0069in" fo:padding-top="0in" fo:padding-bottom="0in" fo:border-left="0.5pt solid #000000" fo:border-right="none" fo:border-top="4.5pt double #000000" fo:border-bottom="0.5pt solid #000000" style:writing-mode="lr-tb"/>
    </style:style>
    <style:style style:name="Table1.P1" style:family="table-cell">
      <style:table-cell-properties style:vertical-align="middle" style:border-line-width-right="0.0208in 0.0208in 0.0208in" style:border-line-width-top="0.0208in 0.0208in 0.0208in" fo:padding-left="0.0069in" fo:padding-right="0.0069in" fo:padding-top="0in" fo:padding-bottom="0in" fo:border-left="0.5pt solid #000000" fo:border-right="4.5pt double #000000" fo:border-top="4.5pt double #000000" fo:border-bottom="0.5pt solid #000000" style:writing-mode="lr-tb"/>
    </style:style>
    <style:style style:name="Table1.2" style:family="table-row">
      <style:table-row-properties style:min-row-height="0.3806in" fo:keep-together="auto"/>
    </style:style>
    <style:style style:name="Table1.A2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1.M2" style:family="table-cell">
      <style:table-cell-properties style:vertical-align="middle" style:border-line-width-right="0.0208in 0.0208in 0.0208in" fo:padding-left="0.0069in" fo:padding-right="0.0069in" fo:padding-top="0in" fo:padding-bottom="0in" fo:border-left="0.5pt solid #000000" fo:border-right="4.5pt double #000000" fo:border-top="0.5pt solid #000000" fo:border-bottom="0.5pt solid #000000" style:writing-mode="lr-tb"/>
    </style:style>
    <style:style style:name="Table1.3" style:family="table-row">
      <style:table-row-properties style:min-row-height="0.2875in" fo:keep-together="auto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3938in" fo:keep-together="auto"/>
    </style:style>
    <style:style style:name="Table1.C6" style:family="table-cell">
      <style:table-cell-properties style:vertical-align="middle" fo:padding-left="0.0069in" fo:padding-right="0.0069in" fo:padding-top="0in" fo:padding-bottom="0in" fo:border-left="none" fo:border-right="none" fo:border-top="0.5pt solid #000000" fo:border-bottom="0.5pt solid #000000" style:writing-mode="lr-tb"/>
    </style:style>
    <style:style style:name="Table1.O7" style:family="table-cell">
      <style:table-cell-properties style:vertical-align="middle" style:border-line-width-right="0.0208in 0.0208in 0.0208in" fo:padding-left="0.0069in" fo:padding-right="0.0069in" fo:padding-top="0in" fo:padding-bottom="0in" fo:border-left="none" fo:border-right="4.5pt double #000000" fo:border-top="0.5pt solid #000000" fo:border-bottom="0.5pt solid #000000" style:writing-mode="lr-tb"/>
    </style:style>
    <style:style style:name="Table1.9" style:family="table-row">
      <style:table-row-properties style:min-row-height="0.4722in" fo:keep-together="auto"/>
    </style:style>
    <style:style style:name="Table1.11" style:family="table-row">
      <style:table-row-properties style:min-row-height="0.3958in" fo:keep-together="auto"/>
    </style:style>
    <style:style style:name="Table1.12" style:family="table-row">
      <style:table-row-properties style:min-row-height="0.9424in" fo:keep-together="auto"/>
    </style:style>
    <style:style style:name="Table1.A12" style:family="table-cell">
      <style:table-cell-properties style:vertical-align="middle" style:border-line-width-left="0.0208in 0.0208in 0.0208in" style:border-line-width-bottom="0.0208in 0.0208in 0.0208in" fo:padding-left="0.075in" fo:padding-right="0.075in" fo:padding-top="0in" fo:padding-bottom="0in" fo:border-left="4.5pt double #000000" fo:border-right="none" fo:border-top="0.5pt solid #000000" fo:border-bottom="4.5pt double #000000" style:writing-mode="lr-tb"/>
    </style:style>
    <style:style style:name="Table1.B12" style:family="table-cell">
      <style:table-cell-properties style:vertical-align="middle" style:border-line-width-bottom="0.0208in 0.0208in 0.0208in" fo:padding-left="0.0069in" fo:padding-right="0.0069in" fo:padding-top="0in" fo:padding-bottom="0in" fo:border-left="none" fo:border-right="none" fo:border-top="0.5pt solid #000000" fo:border-bottom="4.5pt double #000000" style:writing-mode="lr-tb"/>
    </style:style>
    <style:style style:name="Table1.E12" style:family="table-cell">
      <style:table-cell-properties style:vertical-align="middle" style:border-line-width-right="0.0208in 0.0208in 0.0208in" style:border-line-width-bottom="0.0208in 0.0208in 0.0208in" fo:padding-left="0.0069in" fo:padding-right="0.0069in" fo:padding-top="0in" fo:padding-bottom="0in" fo:border-left="0.5pt solid #000000" fo:border-right="4.5pt double #000000" fo:border-top="0.5pt solid #000000" fo:border-bottom="4.5pt double #000000" style:writing-mode="lr-tb"/>
    </style:style>
    <style:style style:name="Table2" style:family="table">
      <style:table-properties style:width="7.6493in" fo:margin-left="-0.0514in" table:align="left" style:writing-mode="lr-tb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1.8646in"/>
    </style:style>
    <style:style style:name="Table2.C" style:family="table-column">
      <style:table-column-properties style:column-width="3.9861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style:vertical-align="top" fo:padding-left="0.0208in" fo:padding-right="0.0208in" fo:padding-top="0in" fo:padding-bottom="0in" fo:border-left="0.75pt solid #000000" fo:border-right="none" fo:border-top="0.75pt solid #000000" fo:border-bottom="0.75pt solid #000000" style:writing-mode="lr-tb"/>
    </style:style>
    <style:style style:name="Table2.C1" style:family="table-cell">
      <style:table-cell-properties style:vertical-align="top" fo:padding-left="0.0069in" fo:padding-right="0.0069in" fo:padding-top="0in" fo:padding-bottom="0in" fo:border="0.75pt solid #000000" style:writing-mode="lr-tb"/>
    </style:style>
    <style:style style:name="Table2.2" style:family="table-row">
      <style:table-row-properties style:min-row-height="0.6306in" fo:keep-together="auto"/>
    </style:style>
    <style:style style:name="Table2.A2" style:family="table-cell">
      <style:table-cell-properties style:vertical-align="top" fo:padding-left="0.0208in" fo:padding-right="0.0208in" fo:padding-top="0in" fo:padding-bottom="0in" fo:border-left="0.75pt solid #000000" fo:border-right="none" fo:border-top="none" fo:border-bottom="0.75pt solid #000000" style:writing-mode="lr-tb"/>
    </style:style>
    <style:style style:name="Table2.B2" style:family="table-cell">
      <style:table-cell-properties style:vertical-align="top" fo:padding-left="0.0069in" fo:padding-right="0.0069in" fo:padding-top="0in" fo:padding-bottom="0in" fo:border-left="none" fo:border-right="none" fo:border-top="none" fo:border-bottom="0.75pt solid #000000" style:writing-mode="lr-tb"/>
    </style:style>
    <style:style style:name="Table2.C2" style:family="table-cell">
      <style:table-cell-properties style:vertical-align="top" fo:padding-left="0.0069in" fo:padding-right="0.0069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Standard_20__28_user_29_">
      <style:paragraph-properties style:line-height-at-least="0in" fo:text-align="justify" style:justify-single-word="false" fo:orphans="2" fo:widows="2"/>
    </style:style>
    <style:style style:name="P2" style:family="paragraph" style:parent-style-name="Standard_20__28_user_29_">
      <style:paragraph-properties style:line-height-at-least="0in" fo:text-align="justify" style:justify-single-word="false" fo:orphans="2" fo:widows="2" style:snap-to-layout-grid="false"/>
    </style:style>
    <style:style style:name="P3" style:family="paragraph" style:parent-style-name="Standard_20__28_user_29_">
      <style:paragraph-properties style:line-height-at-least="0in" fo:text-align="center" style:justify-single-word="false" fo:orphans="2" fo:widows="2" style:snap-to-layout-grid="false"/>
    </style:style>
    <style:style style:name="P4" style:family="paragraph" style:parent-style-name="Standard_20__28_user_29_">
      <style:paragraph-properties style:line-height-at-least="0in" fo:orphans="2" fo:widows="2"/>
    </style:style>
    <style:style style:name="P5" style:family="paragraph" style:parent-style-name="Standard_20__28_user_29_">
      <style:paragraph-properties fo:line-height="0.278in"/>
    </style:style>
    <style:style style:name="P6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7" style:family="paragraph" style:parent-style-name="Standard_20__28_user_29_">
      <style:paragraph-properties fo:line-height="0.278in"/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P8" style:family="paragraph" style:parent-style-name="Standard_20__28_user_29_">
      <style:paragraph-properties fo:line-height="0.278in"/>
      <style:text-properties style:font-name="標楷體" fo:font-weight="bold" style:font-name-asian="標楷體" style:font-weight-asian="bold" style:font-name-complex="標楷體" style:font-size-complex="20pt"/>
    </style:style>
    <style:style style:name="P9" style:family="paragraph" style:parent-style-name="Standard_20__28_user_29_">
      <style:paragraph-properties fo:line-height="0.1665in" fo:text-align="center" style:justify-single-word="false" style:text-autospace="none"/>
      <style:text-properties style:font-name="標楷體" fo:font-weight="bold" style:font-name-asian="標楷體" style:font-weight-asian="bold" style:font-name-complex="微軟正黑體"/>
    </style:style>
    <style:style style:name="P10" style:family="paragraph" style:parent-style-name="Standard_20__28_user_29_">
      <style:paragraph-properties fo:line-height="0.278in"/>
      <style:text-properties style:font-name="標楷體" fo:font-size="10.5pt" fo:font-weight="bold" style:font-name-asian="標楷體" style:font-size-asian="10.5pt" style:font-weight-asian="bold" style:font-name-complex="標楷體" style:font-size-complex="20pt"/>
    </style:style>
    <style:style style:name="P11" style:family="paragraph" style:parent-style-name="Standard_20__28_user_29_">
      <style:paragraph-properties style:line-height-at-least="0in" fo:text-align="justify" style:justify-single-word="false" fo:orphans="2" fo:widows="2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2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3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4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標楷體" style:font-size-complex="14pt"/>
    </style:style>
    <style:style style:name="P15" style:family="paragraph" style:parent-style-name="Standard_20__28_user_29_">
      <style:paragraph-properties fo:text-align="center" style:justify-single-word="false" style:text-autospace="none" style:snap-to-layout-grid="false"/>
      <style:text-properties fo:color="#000000" style:font-name="標楷體" fo:font-size="9pt" fo:font-weight="bold" style:font-name-asian="標楷體" style:font-size-asian="9pt" style:font-weight-asian="bold" style:font-name-complex="微軟正黑體" style:font-size-complex="9pt"/>
    </style:style>
    <style:style style:name="P16" style:family="paragraph" style:parent-style-name="Standard_20__28_user_29_">
      <style:paragraph-properties fo:text-align="center" style:justify-single-word="false" style:text-autospace="none" style:snap-to-layout-grid="false"/>
      <style:text-properties fo:color="#000000" style:font-name="標楷體" fo:font-size="9pt" style:font-name-asian="標楷體" style:font-size-asian="9pt" style:font-name-complex="微軟正黑體" style:font-size-complex="9pt"/>
    </style:style>
    <style:style style:name="P17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P18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P19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4pt"/>
    </style:style>
    <style:style style:name="P20" style:family="paragraph" style:parent-style-name="Standard_20__28_user_29_">
      <style:paragraph-properties style:line-height-at-least="0in" fo:text-align="justify" style:justify-single-word="false" fo:orphans="2" fo:widows="2"/>
      <style:text-properties fo:color="#0000ff" style:font-name="標楷體" fo:font-size="10pt" style:font-name-asian="標楷體" style:font-size-asian="10pt" style:font-name-complex="新細明體, PMingLiU" style:font-size-complex="11pt"/>
    </style:style>
    <style:style style:name="P21" style:family="paragraph" style:parent-style-name="Standard_20__28_user_29_">
      <style:paragraph-properties style:line-height-at-least="0in" fo:text-align="justify" style:justify-single-word="false" fo:orphans="2" fo:widows="2"/>
      <style:text-properties fo:color="#ff0000" style:font-name="標楷體" fo:font-size="14pt" style:font-name-asian="標楷體" style:font-size-asian="14pt" style:font-name-complex="標楷體" style:font-size-complex="11pt"/>
    </style:style>
    <style:style style:name="P22" style:family="paragraph" style:parent-style-name="Standard_20__28_user_29_">
      <style:paragraph-properties fo:margin-left="0in" fo:margin-right="-0.0681in" fo:text-align="center" style:justify-single-word="false" fo:text-indent="0in" style:auto-text-indent="false"/>
    </style:style>
    <style:style style:name="P23" style:family="paragraph" style:parent-style-name="Standard_20__28_user_29_" style:master-page-name="Standard">
      <style:paragraph-properties fo:margin-left="0in" fo:margin-right="-0.0681in" fo:text-align="center" style:justify-single-word="false" fo:text-indent="0in" style:auto-text-indent="false" style:page-number="auto"/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P24" style:family="paragraph" style:parent-style-name="Standard_20__28_user_29_">
      <style:paragraph-properties fo:margin-left="0in" fo:margin-right="0.6665in" fo:line-height="0.1665in" fo:text-indent="0in" style:auto-text-indent="false" style:text-autospace="none"/>
      <style:text-properties style:font-name="標楷體" fo:font-weight="bold" style:font-name-asian="標楷體" style:font-weight-asian="bold" style:font-name-complex="微軟正黑體"/>
    </style:style>
    <style:style style:name="P25" style:family="paragraph" style:parent-style-name="Header">
      <style:text-properties fo:color="#0000ff"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name-complex="標楷體" style:font-size-complex="20pt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T2" style:family="text"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T3" style:family="text">
      <style:text-properties style:font-name="標楷體" fo:font-size="20pt" fo:font-weight="bold" fo:background-color="#d8d8d8" loext:char-shading-value="0" style:font-name-asian="標楷體" style:font-size-asian="20pt" style:font-weight-asian="bold" style:font-name-complex="標楷體" style:font-size-complex="20pt"/>
    </style:style>
    <style:style style:name="T4" style:family="text">
      <style:text-properties style:font-name="標楷體" fo:font-size="20pt" fo:font-weight="bold" fo:background-color="#d8d8d8" loext:char-shading-value="0" style:font-name-asian="標楷體" style:font-size-asian="20pt" style:font-weight-asian="bold" style:font-name-complex="標楷體" style:font-size-complex="20pt"/>
    </style:style>
    <style:style style:name="T5" style:family="text">
      <style:text-properties style:font-name="標楷體" fo:font-size="18pt" fo:font-weight="bold" style:font-name-asian="標楷體" style:font-size-asian="18pt" style:font-weight-asian="bold" style:font-name-complex="標楷體" style:font-size-complex="20pt"/>
    </style:style>
    <style:style style:name="T6" style:family="text">
      <style:text-properties style:font-name="標楷體" fo:font-size="18pt" fo:font-weight="bold" style:font-name-asian="標楷體" style:font-size-asian="18pt" style:font-weight-asian="bold" style:font-name-complex="標楷體" style:font-size-complex="20pt"/>
    </style:style>
    <style:style style:name="T7" style:family="text"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T8" style:family="text"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T9" style:family="text">
      <style:text-properties style:font-name="標楷體" style:text-underline-style="solid" style:text-underline-width="auto" style:text-underline-color="font-color" fo:font-weight="bold" style:font-name-asian="標楷體" style:font-weight-asian="bold" style:font-name-complex="標楷體" style:font-size-complex="20pt"/>
    </style:style>
    <style:style style:name="T10" style:family="text">
      <style:text-properties style:font-name="標楷體" fo:font-weight="bold" style:font-name-asian="標楷體" style:font-weight-asian="bold" style:font-name-complex="標楷體" style:font-size-complex="20pt"/>
    </style:style>
    <style:style style:name="T11" style:family="text">
      <style:text-properties style:font-name="標楷體" fo:font-weight="bold" style:font-name-asian="標楷體" style:font-weight-asian="bold" style:font-name-complex="微軟正黑體"/>
    </style:style>
    <style:style style:name="T12" style:family="text"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T13" style:family="text">
      <style:text-properties fo:color="#000000" style:font-name="標楷體" fo:font-size="11pt" style:font-name-asian="標楷體" style:font-size-asian="11pt" style:font-name-complex="新細明體, PMingLiU" style:font-size-complex="11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T16" style:family="text">
      <style:text-properties fo:color="#0000ff" style:font-name="標楷體" fo:font-size="11pt" style:font-name-asian="標楷體" style:font-size-asian="11pt" style:font-name-complex="標楷體" style:font-size-complex="11pt"/>
    </style:style>
    <style:style style:name="T17" style:family="text">
      <style:text-properties fo:color="#0000ff" style:font-name="標楷體" fo:font-size="11pt" style:font-name-asian="標楷體" style:font-size-asian="11pt" style:font-name-complex="新細明體, PMingLiU" style:font-size-complex="11pt"/>
    </style:style>
    <style:style style:name="T18" style:family="text">
      <style:text-properties fo:color="#ff0000" style:font-name="標楷體" style:text-underline-style="solid" style:text-underline-width="auto" style:text-underline-color="font-color" fo:font-weight="bold" style:font-name-asian="標楷體" style:font-weight-asian="bold" style:font-name-complex="標楷體"/>
    </style:style>
    <style:style style:name="gr1" style:family="graphic">
      <style:graphic-properties draw:stroke="solid" svg:stroke-width="0.0138in" svg:stroke-color="#4f81bd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勞動力發展署桃竹苗分署</text:p>
      <text:p text:style-name="P22"><text:span text:style-name="T1">1</text:span><text:span text:style-name="T1">11</text:span><text:span text:style-name="T1">年</text:span><text:span text:style-name="T1">充</text:span><text:span text:style-name="T1">電再出發訓練計畫</text:span><text:span text:style-name="T3">課程</text:span><text:span text:style-name="T3">臨時</text:span><text:span text:style-name="T3">變更申請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11">申請案號</text:p>
          </table:table-cell>
          <table:covered-table-cell/>
          <table:covered-table-cell/>
          <table:table-cell table:style-name="Table1.D1" table:number-columns-spanned="2" office:value-type="string">
            <text:p text:style-name="P17"/>
          </table:table-cell>
          <table:covered-table-cell/>
          <table:table-cell table:style-name="Table1.D1" table:number-columns-spanned="3" office:value-type="string">
            <text:p text:style-name="P11">公司名稱</text:p>
          </table:table-cell>
          <table:covered-table-cell/>
          <table:covered-table-cell/>
          <table:table-cell table:style-name="Table1.D1" table:number-columns-spanned="3" office:value-type="string">
            <text:p text:style-name="P17"/>
          </table:table-cell>
          <table:covered-table-cell/>
          <table:covered-table-cell/>
          <table:table-cell table:style-name="Table1.D1" table:number-columns-spanned="4" office:value-type="string">
            <text:p text:style-name="P11">統一編號</text:p>
          </table:table-cell>
          <table:covered-table-cell/>
          <table:covered-table-cell/>
          <table:covered-table-cell/>
          <table:table-cell table:style-name="Table1.P1" office:value-type="string">
            <text:p text:style-name="P17"/>
          </table:table-cell>
        </table:table-row>
        <table:table-row table:style-name="Table1.2">
          <table:table-cell table:style-name="Table1.A2" table:number-columns-spanned="4" office:value-type="string">
            <text:p text:style-name="P11">聯絡人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1">聯絡電話(分機)</text:p>
          </table:table-cell>
          <table:covered-table-cell/>
          <table:covered-table-cell/>
          <table:table-cell table:style-name="Table1.M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4" office:value-type="string">
            <text:p text:style-name="P11">課程編號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1">梯次</text:p>
          </table:table-cell>
          <table:covered-table-cell/>
          <table:covered-table-cell/>
          <table:table-cell table:style-name="Table1.M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11">課程名稱</text:p>
          </table:table-cell>
          <table:covered-table-cell/>
          <table:covered-table-cell/>
          <table:covered-table-cell/>
          <table:table-cell table:style-name="Table1.M2" table:number-columns-spanned="12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4" office:value-type="string">
            <text:p text:style-name="P1"><text:span text:style-name="T12">變更項目<text:line-break/></text:span><text:span text:style-name="T13">(請勾選)</text:span></text:p>
          </table:table-cell>
          <table:covered-table-cell/>
          <table:covered-table-cell/>
          <table:covered-table-cell/>
          <table:table-cell table:style-name="Table1.E2" table:number-columns-spanned="6" office:value-type="string">
            <text:p text:style-name="P11">原登錄內容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1">變更後內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1">□</text:p>
          </table:table-cell>
          <table:covered-table-cell/>
          <table:table-cell table:style-name="Table1.C6" table:number-columns-spanned="2" office:value-type="string">
            <text:p text:style-name="P11">訓練日期</text:p>
          </table:table-cell>
          <table:covered-table-cell/>
          <table:table-cell table:style-name="Table1.E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1">□</text:p>
          </table:table-cell>
          <table:covered-table-cell/>
          <table:table-cell table:style-name="Table1.C6" table:number-columns-spanned="2" office:value-type="string">
            <text:p text:style-name="P11">起訖時間</text:p>
          </table:table-cell>
          <table:covered-table-cell/>
          <table:table-cell table:style-name="Table1.E2" table:number-columns-spanned="2" office:value-type="string">
            <text:p text:style-name="P18"/>
          </table:table-cell>
          <table:covered-table-cell/>
          <table:table-cell table:style-name="Table1.C6" office:value-type="string">
            <text:p text:style-name="P18"/>
          </table:table-cell>
          <table:table-cell table:style-name="Table1.C6" table:number-columns-spanned="3" office:value-type="string">
            <text:p text:style-name="P18"/>
          </table:table-cell>
          <table:covered-table-cell/>
          <table:covered-table-cell/>
          <table:table-cell table:style-name="Table1.E2" table:number-columns-spanned="3" office:value-type="string">
            <text:p text:style-name="P18"/>
          </table:table-cell>
          <table:covered-table-cell/>
          <table:covered-table-cell/>
          <table:table-cell table:style-name="Table1.C6" office:value-type="string">
            <text:p text:style-name="P18"/>
          </table:table-cell>
          <table:table-cell table:style-name="Table1.O7" table:number-columns-spanned="2" office:value-type="string">
            <text:p text:style-name="P18"/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1">□</text:p>
          </table:table-cell>
          <table:covered-table-cell/>
          <table:table-cell table:style-name="Table1.C6" table:number-columns-spanned="2" office:value-type="string">
            <text:p text:style-name="P11">休息時間</text:p>
          </table:table-cell>
          <table:covered-table-cell/>
          <table:table-cell table:style-name="Table1.E2" table:number-columns-spanned="2" office:value-type="string">
            <text:p text:style-name="P13"/>
          </table:table-cell>
          <table:covered-table-cell/>
          <table:table-cell table:style-name="Table1.C6" office:value-type="string">
            <text:p text:style-name="P18"/>
          </table:table-cell>
          <table:table-cell table:style-name="Table1.C6" table:number-columns-spanned="3" office:value-type="string">
            <text:p text:style-name="P18"/>
          </table:table-cell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C6" office:value-type="string">
            <text:p text:style-name="P18"/>
          </table:table-cell>
          <table:table-cell table:style-name="Table1.O7" table:number-columns-spanned="2" office:value-type="string">
            <text:p text:style-name="P18"/>
          </table:table-cell>
          <table:covered-table-cell/>
        </table:table-row>
        <table:table-row table:style-name="Table1.9">
          <table:table-cell table:style-name="Table1.A2" table:number-columns-spanned="2" office:value-type="string">
            <text:p text:style-name="P11">□</text:p>
          </table:table-cell>
          <table:covered-table-cell/>
          <table:table-cell table:style-name="Table1.C6" table:number-columns-spanned="2" office:value-type="string">
            <text:p text:style-name="P11">上課地點</text:p>
          </table:table-cell>
          <table:covered-table-cell/>
          <table:table-cell table:style-name="Table1.E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1">□</text:p>
          </table:table-cell>
          <table:covered-table-cell/>
          <table:table-cell table:style-name="Table1.C6" table:number-columns-spanned="2" office:value-type="string">
            <text:p text:style-name="P11">師資名單</text:p>
          </table:table-cell>
          <table:covered-table-cell/>
          <table:table-cell table:style-name="Table1.E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2" office:value-type="string">
            <text:p text:style-name="P11">□</text:p>
          </table:table-cell>
          <table:covered-table-cell/>
          <table:table-cell table:style-name="Table1.C6" table:number-columns-spanned="2" office:value-type="string">
            <text:p text:style-name="P4"><text:span text:style-name="T12">參訓<text:line-break/>學員名單</text:span></text:p>
          </table:table-cell>
          <table:covered-table-cell/>
          <table:table-cell table:style-name="Table1.E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office:value-type="string">
            <text:p text:style-name="P21">*</text:p>
          </table:table-cell>
          <table:table-cell table:style-name="Table1.B12" table:number-columns-spanned="3" office:value-type="string">
            <text:p text:style-name="P11">變更原因</text:p>
            <text:p text:style-name="P1"><text:span text:style-name="T16">(</text:span><text:span text:style-name="T17">必填)</text:span></text:p>
            <text:p text:style-name="P20">事業單位有不可歸責之因素，致課程取消或日期變動，至遲於開課前一小時傳真/e-mail變更。</text:p>
          </table:table-cell>
          <table:covered-table-cell/>
          <table:covered-table-cell/>
          <table:table-cell table:style-name="Table1.E12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<text:span text:style-name="T5">填表人:</text:span><text:span text:style-name="T7"> <text:s text:c="2"/>　　　　　　</text:span><text:span text:style-name="T18">(請簽名中文正楷，勿用打字)</text:span><text:span text:style-name="T5"> </text:span><text:span text:style-name="T5">日期:</text:span><text:span text:style-name="T7"> <text:s text:c="2"/>/</text:span><text:span text:style-name="T7"> <text:s text:c="2"/>/ <text:s text:c="11"/></text:span><text:span text:style-name="T7"><text:s text:c="4"/>　</text:span><text:span text:style-name="T5">　　　　　　　　</text:span><text:span text:style-name="T7">　</text:span></text:p>
      <text:p text:style-name="P7"/>
      <text:p text:style-name="P5"><text:span text:style-name="T10">*專案辦公室受理人員簽章：</text:span><text:span text:style-name="T9">　　　　　　　　　　　　　　</text:span><text:span text:style-name="T10">　　　　　紙本序號：</text:span><text:span text:style-name="T9">　　　　　　　</text:span></text:p>
      <text:p text:style-name="P8"><draw:connector text:anchor-type="char" draw:z-index="0" draw:name="直線單箭頭接點 1" draw:style-name="gr1" draw:text-style-name="P26" draw:type="line" svg:x1="0.0075in" svg:y1="0.089in" svg:x2="7.1917in" svg:y2="0.0906in" svg:d="M19 226l18248 4" svg:viewBox="0 0 18249 5"><text:p/></draw:connector>※以下由分署填寫：<text:tab/></text:p>
      <text:p text:style-name="P8">□同意變更。 <text:s text:c="36"/><text:tab/></text:p>
      <text:p text:style-name="P10">□不同意變更，理由如下： <text:s text:c="19"/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table:number-columns-spanned="2" office:value-type="string">
            <text:p text:style-name="P9">　　分署業務承辦人簽章　　　　　　</text:p>
          </table:table-cell>
          <table:covered-table-cell/>
          <table:table-cell table:style-name="Table2.C1" office:value-type="string">
            <text:p text:style-name="P24">　　　　　　分署業務主管簽章</text:p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C2" office:value-type="string">
            <text:p text:style-name="P16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新細明體, PMingLiU" svg:font-family="'新細明體, PMingLiU', 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Mangal" style:font-family-complex="Mangal, 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Mangal" style:font-family-complex="Mangal, Mangal" style:font-family-generic-complex="roman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Mangal" style:font-family-complex="Mangal, Mangal" style:font-family-generic-complex="roman" style:font-pitch-complex="variable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style:font-name-complex="Mangal" style:font-family-complex="Mangal, Mangal" style:font-family-generic-complex="roman" style:font-pitch-complex="variable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, PMingLiU" style:font-family-asian="'新細明體, PMingLiU', 'Times New Roman'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1252in" fo:margin-bottom="0.1252in" loext:contextual-spacing="false" fo:line-height="200%" fo:hyphenation-ladder-count="no-limit" fo:keep-with-next="always"/>
      <style:text-properties style:font-name="Cambria" fo:font-family="Cambria" style:font-family-generic="roman" style:font-pitch="variable" fo:font-size="26pt" fo:font-weight="bold" style:font-size-asian="26pt" style:font-weight-asian="bold" style:font-name-complex="Cambria" style:font-family-complex="Cambria" style:font-family-generic-complex="roman" style:font-pitch-complex="variable" style:font-size-complex="26pt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in" fo:margin-bottom="0.0972in" loext:contextual-spacing="false" fo:line-height="120%" fo:hyphenation-ladder-count="no-limit"/>
      <style:text-properties fo:hyphenate="false" fo:hyphenation-remain-char-count="2" fo:hyphenation-push-char-count="2"/>
    </style:style>
    <style:style style:name="標號" style:family="paragraph" style:parent-style-name="Standard_20__28_user_29_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Mangal" style:font-family-complex="Mangal, Mangal" style:font-family-generic-complex="roman" style:font-pitch-complex="variable" style:font-style-complex="italic" fo:hyphenate="false" fo:hyphenation-remain-char-count="2" fo:hyphenation-push-char-count="2"/>
    </style:style>
    <style:style style:name="Header" style:family="paragraph" style:parent-style-name="Standard_20__28_user_29_" style:class="extra">
      <style:paragraph-properties fo:hyphenation-ladder-count="no-limit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Footer" style:family="paragraph" style:parent-style-name="Standard_20__28_user_29_" style:class="extra">
      <style:paragraph-properties fo:hyphenation-ladder-count="no-limit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註解方塊文字" style:family="paragraph" style:parent-style-name="Standard_20__28_user_29_">
      <style:paragraph-properties fo:hyphenation-ladder-count="no-limit"/>
      <style:text-properties style:font-name="Cambria" fo:font-family="Cambria" style:font-family-generic="roman" style:font-pitch="variable" fo:font-size="9pt" style:font-size-asian="9pt" style:font-name-complex="Cambria" style:font-family-complex="Cambria" style:font-family-generic-complex="roman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預設段落字型" style:family="text"/>
    <style:style style:name="標題_20_1_20_字元" style:display-name="標題 1 字元" style:family="text">
      <style:text-properties style:font-name="Cambria" fo:font-family="Cambria" style:font-family-generic="roman" style:font-pitch="variable" fo:font-size="26pt" fo:font-weight="bold" style:letter-kerning="true" style:font-name-asian="新細明體, PMingLiU" style:font-family-asian="'新細明體, PMingLiU', 'Times New Roman'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, 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, 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, PMingLiU" style:font-family-asian="'新細明體, PMingLiU', 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wei_gu</meta:initial-creator>
    <meta:creation-date>2021-05-04T18:35:00</meta:creation-date>
    <dc:creator>李奕昇</dc:creator>
    <dc:date>2022-06-14T01:22:00</dc:date>
    <meta:print-date>2019-05-01T11:02:00</meta:print-date>
    <meta:editing-cycles>3</meta:editing-cycles>
    <meta:editing-duration>PT1M</meta:editing-duration>
    <meta:document-statistic meta:table-count="2" meta:image-count="0" meta:object-count="0" meta:page-count="2" meta:paragraph-count="36" meta:word-count="248" meta:character-count="399" meta:non-whitespace-character-count="256"/>
    <meta:generator>LibreOffice/5.4.7.2$Linux_X86_64 LibreOffice_project/c838ef25c16710f8838b1faec480ebba495259d0</meta:generator>
  </office:meta>
</office:document-meta>
</file>